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黑體-繁" svg:font-family="黑體-繁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table:shapes>
          <draw:frame draw:z-index="0" draw:style-name="gr1" draw:text-style-name="P1" svg:width="23.502cm" svg:height="13.497cm" svg:x="3.672cm" svg:y="0.082cm">
            <draw:object draw:notify-on-update-of-ranges="工作表1.B1:工作表1.B299 工作表1.C1:工作表1.C2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.262">
            <text:p>0.2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1">
            <text:p>0.11</text:p>
          </table:table-cell>
          <table:table-cell office:value-type="float" office:value="0.182">
            <text:p>0.1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2">
            <text:p>0.12</text:p>
          </table:table-cell>
          <table:table-cell office:value-type="float" office:value="0.185">
            <text:p>0.1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8">
            <text:p>0.08</text:p>
          </table:table-cell>
          <table:table-cell office:value-type="float" office:value="0.161">
            <text:p>0.1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1">
            <text:p>0.11</text:p>
          </table:table-cell>
          <table:table-cell office:value-type="float" office:value="0.182">
            <text:p>0.1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8">
            <text:p>0.08</text:p>
          </table:table-cell>
          <table:table-cell office:value-type="float" office:value="0.161">
            <text:p>0.1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6">
            <text:p>0.06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6">
            <text:p>0.06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6">
            <text:p>0.06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6">
            <text:p>0.06</text:p>
          </table:table-cell>
          <table:table-cell office:value-type="float" office:value="0.137">
            <text:p>0.13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3">
            <text:p>0.03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6">
            <text:p>0.06</text:p>
          </table:table-cell>
          <table:table-cell office:value-type="float" office:value="0.139">
            <text:p>0.1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5">
            <text:p>0.05</text:p>
          </table:table-cell>
          <table:table-cell office:value-type="float" office:value="0.115">
            <text:p>0.11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4">
            <text:p>0.04</text:p>
          </table:table-cell>
          <table:table-cell office:value-type="float" office:value="0.119">
            <text:p>0.11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4">
            <text:p>0.04</text:p>
          </table:table-cell>
          <table:table-cell office:value-type="float" office:value="0.115">
            <text:p>0.11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3">
            <text:p>0.03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3">
            <text:p>0.03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3">
            <text:p>0.03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3">
            <text:p>0.03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3">
            <text:p>0.03</text:p>
          </table:table-cell>
          <table:table-cell office:value-type="float" office:value="0.118">
            <text:p>0.11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3">
            <text:p>0.03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3">
            <text:p>0.03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3">
            <text:p>0.03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3">
            <text:p>0.03</text:p>
          </table:table-cell>
          <table:table-cell office:value-type="float" office:value="0.119">
            <text:p>0.11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3">
            <text:p>0.03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3">
            <text:p>0.03</text:p>
          </table:table-cell>
          <table:table-cell office:value-type="float" office:value="0.118">
            <text:p>0.11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3">
            <text:p>0.03</text:p>
          </table:table-cell>
          <table:table-cell office:value-type="float" office:value="0.118">
            <text:p>0.11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3">
            <text:p>0.03</text:p>
          </table:table-cell>
          <table:table-cell office:value-type="float" office:value="0.118">
            <text:p>0.11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3">
            <text:p>0.03</text:p>
          </table:table-cell>
          <table:table-cell office:value-type="float" office:value="0.118">
            <text:p>0.11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3">
            <text:p>0.03</text:p>
          </table:table-cell>
          <table:table-cell office:value-type="float" office:value="0.118">
            <text:p>0.11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3">
            <text:p>0.03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2">
            <text:p>0.02</text:p>
          </table:table-cell>
          <table:table-cell office:value-type="float" office:value="0.129">
            <text:p>0.12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3">
            <text:p>0.03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2">
            <text:p>0.02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2">
            <text:p>0.02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2">
            <text:p>0.02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1">
            <text:p>0.01</text:p>
          </table:table-cell>
          <table:table-cell office:value-type="float" office:value="0.112">
            <text:p>0.11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2">
            <text:p>0.02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1">
            <text:p>0.01</text:p>
          </table:table-cell>
          <table:table-cell office:value-type="float" office:value="0.112">
            <text:p>0.1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2">
            <text:p>0.02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2">
            <text:p>0.02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1">
            <text:p>0.01</text:p>
          </table:table-cell>
          <table:table-cell office:value-type="float" office:value="0.129">
            <text:p>0.12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1">
            <text:p>0.01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1">
            <text:p>0.01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0.112">
            <text:p>0.11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1">
            <text:p>0.01</text:p>
          </table:table-cell>
          <table:table-cell office:value-type="float" office:value="0.118">
            <text:p>0.11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112">
            <text:p>0.1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116">
            <text:p>0.11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116">
            <text:p>0.11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0.116">
            <text:p>0.11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.132">
            <text:p>0.13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0.135">
            <text:p>0.13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0.135">
            <text:p>0.13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黑體-繁" svg:font-family="黑體-繁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LiSong Pro'" style:font-family-generic-asian="system" style:font-pitch-asian="variabl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黑體-繁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5T20:33:24</dc:date>
    <meta:document-statistic meta:table-count="1" meta:cell-count="897" meta:object-count="1"/>
    <meta:generator>LibreOffice/4.0.5.2$MacOSX_x86 LibreOffice_project/5464147a081647a250913f19c0715bca595af2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03cm" svg:height="13.498cm" xlink:href=".." xlink:type="simple" chart:class="chart:line" chart:style-name="ch1">
        <chart:plot-area chart:style-name="ch2" table:cell-range-address="工作表1.B1:工作表1.C299" svg:x="0.92cm" svg:y="1.211cm" svg:width="21.643cm" svg:height="11.598cm">
          <chartooo:coordinate-region svg:x="1.667cm" svg:y="1.411cm" svg:width="20.755cm" svg:height="10.0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工作表1.B1:工作表1.B299" chart:class="chart:line">
            <chart:data-point chart:repeated="299"/>
          </chart:series>
          <chart:series chart:style-name="ch7" chart:values-cell-range-address="工作表1.C1:工作表1.C299" chart:class="chart:line">
            <chart:data-point chart:repeated="2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工作表1.B1:工作表1.B299</svg:desc>
                </draw:g>
              </table:table-cell>
              <table:table-cell office:value-type="float" office:value="0.29">
                <text:p>0.29</text:p>
                <draw:g>
                  <svg:desc>工作表1.C1:工作表1.C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">
                <text:p>0.11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">
                <text:p>0.11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">
                <text:p>0.06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">
                <text:p>0.06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">
                <text:p>0.05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">
                <text:p>0.06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">
                <text:p>0.0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">
                <text:p>0.06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">
                <text:p>0.0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">
                <text:p>0.04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">
                <text:p>0.04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">
                <text:p>0.0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">
                <text:p>0.0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">
                <text:p>0.0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">
                <text:p>0.03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">
                <text:p>0.0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">
                <text:p>0.0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">
                <text:p>0.0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">
                <text:p>0.0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">
                <text:p>0.0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">
                <text:p>0.03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">
                <text:p>0.03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">
                <text:p>0.03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">
                <text:p>0.03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">
                <text:p>0.0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">
                <text:p>0.02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">
                <text:p>0.0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">
                <text:p>0.0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">
                <text:p>0.0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">
                <text:p>0.0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">
                <text:p>0.0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">
                <text:p>0.0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">
                <text:p>0.0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">
                <text:p>0.01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">
                <text:p>0.01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">
                <text:p>0.01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">
                <text:p>0.01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